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765cm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765cm"/>
      <style:text-properties fo:color="#008080" style:font-name="Arial" style:font-name-asian="Arial" style:font-name-complex="Arial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765cm"/>
      <style:text-properties style:font-name="Arial" style:font-name-asian="Arial" style:font-name-complex="Arial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FFFFFF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8" style:family="table-cell" style:parent-style-name="Hyperlink" style:data-style-name="N0">
      <style:table-cell-properties fo:border-top="none" fo:border-bottom="thin solid #000000" fo:border-left="none" fo:border-right="none" style:vertical-align="middle" fo:wrap-option="wrap" fo:background-color="transparent"/>
      <style:text-properties fo:color="#0563C1" style:font-name="Arial" style:font-name-asian="Arial" style:font-name-complex="Arial" style:text-underline-style="solid" style:text-underline-type="single"/>
    </style:style>
    <style:style style:name="ce19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2" style:family="table-cell" style:parent-style-name="Hyperlink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fo:color="#0563C1" style:font-name="Arial" style:font-name-asian="Arial" style:font-name-complex="Arial" style:text-underline-style="solid" style:text-underline-type="single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6" style:family="table-cell" style:parent-style-name="Hyperlink" style:data-style-name="N0">
      <style:table-cell-properties style:vertical-align="middle" fo:wrap-option="wrap" fo:background-color="#FFFFFF"/>
      <style:text-properties fo:color="#0563C1" style:font-name="Arial" style:font-name-asian="Arial" style:font-name-complex="Arial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28" style:family="table-cell" style:parent-style-name="Default" style:data-style-name="N0"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1.765cm"/>
      <style:text-properties fo:color="#008080" style:font-name="Arial" style:font-name-asian="Arial" style:font-name-complex="Arial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1.765cm"/>
      <style:text-properties fo:color="#008080" style:font-name="Arial" style:font-name-asian="Arial" style:font-name-complex="Arial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23.098125cm"/>
    </style:style>
    <style:style style:name="co5" style:family="table-column">
      <style:table-column-properties fo:break-before="auto" style:column-width="12.461875cm"/>
    </style:style>
    <style:style style:name="co6" style:family="table-column">
      <style:table-column-properties fo:break-before="auto" style:column-width="2.16958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2" table:default-cell-style-name="ce3"/>
        <table:table-column table:style-name="co2" table:default-cell-style-name="ce5"/>
        <table:table-column table:style-name="co6" table:number-columns-repeated="16377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style-name="ce2"/>
          <table:table-cell table:style-name="ce3"/>
          <table:table-cell table:style-name="ce5"/>
          <table:table-cell table:number-columns-repeated="16377" table:style-name="ce3"/>
        </table:table-row>
        <table:table-row table:style-name="ro1">
          <table:table-cell office:value-type="string" table:style-name="ce6">
            <text:p>Vehicles and Drivers statistics series - list of tables, including:</text:p>
          </table:table-cell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7" table:style-name="ce3"/>
        </table:table-row>
        <table:table-row table:style-name="ro1">
          <table:table-cell office:value-type="string" table:number-columns-spanned="4" table:number-rows-spanned="1" table:style-name="ce29">
            <text:p>• Licensed vehicles stock<text:s/></text:p>
          </table:table-cell>
          <table:covered-table-cell table:number-columns-repeated="3"/>
          <table:table-cell table:number-columns-repeated="2" table:style-name="ce7"/>
          <table:table-cell table:style-name="ce5"/>
          <table:table-cell table:number-columns-repeated="16377" table:style-name="ce7"/>
        </table:table-row>
        <table:table-row table:style-name="ro1">
          <table:table-cell office:value-type="string" table:number-columns-spanned="4" table:number-rows-spanned="1" table:style-name="ce29">
            <text:p>• New vehicle registrations</text:p>
          </table:table-cell>
          <table:covered-table-cell table:number-columns-repeated="3"/>
          <table:table-cell table:number-columns-repeated="2" table:style-name="ce7"/>
          <table:table-cell table:style-name="ce5"/>
          <table:table-cell table:number-columns-repeated="16377" table:style-name="ce7"/>
        </table:table-row>
        <table:table-row table:style-name="ro1">
          <table:table-cell office:value-type="string" table:number-columns-spanned="4" table:number-rows-spanned="1" table:style-name="ce29">
            <text:p>• Driving tests<text:s/></text:p>
          </table:table-cell>
          <table:covered-table-cell table:number-columns-repeated="3"/>
          <table:table-cell table:number-columns-repeated="2" table:style-name="ce7"/>
          <table:table-cell table:style-name="ce5"/>
          <table:table-cell table:number-columns-repeated="16377" table:style-name="ce7"/>
        </table:table-row>
        <table:table-row table:style-name="ro1">
          <table:table-cell office:value-type="string" table:number-columns-spanned="4" table:number-rows-spanned="1" table:style-name="ce29">
            <text:p>• TSGB<text:s/></text:p>
          </table:table-cell>
          <table:covered-table-cell table:number-columns-repeated="3"/>
          <table:table-cell table:number-columns-repeated="2" table:style-name="ce7"/>
          <table:table-cell table:style-name="ce5"/>
          <table:table-cell table:number-columns-repeated="16377" table:style-name="ce7"/>
        </table:table-row>
        <table:table-row table:style-name="ro1">
          <table:table-cell office:value-type="string" table:number-columns-spanned="4" table:number-rows-spanned="1" table:style-name="ce30">
            <text:p>• Vehicle excise duty evasion</text:p>
          </table:table-cell>
          <table:covered-table-cell table:number-columns-repeated="3"/>
          <table:table-cell table:number-columns-repeated="2" table:style-name="ce9"/>
          <table:table-cell table:style-name="ce10"/>
          <table:table-cell table:number-columns-repeated="16377" table:style-name="ce9"/>
        </table:table-row>
        <table:table-row table:style-name="ro1">
          <table:table-cell table:number-columns-repeated="4" table:style-name="ce8"/>
          <table:table-cell table:number-columns-repeated="2" table:style-name="ce9"/>
          <table:table-cell table:style-name="ce10"/>
          <table:table-cell table:number-columns-repeated="16377" table:style-name="ce9"/>
        </table:table-row>
        <table:table-row table:style-name="ro1">
          <table:table-cell office:value-type="string" table:style-name="ce11">
            <text:p>Topic<text:s/></text:p>
          </table:table-cell>
          <table:table-cell office:value-type="string" table:style-name="ce11">
            <text:p>Coverage</text:p>
          </table:table-cell>
          <table:table-cell office:value-type="string" table:style-name="ce12">
            <text:p>Table Number</text:p>
          </table:table-cell>
          <table:table-cell office:value-type="string" table:style-name="ce13">
            <text:p>Title</text:p>
          </table:table-cell>
          <table:table-cell office:value-type="string" table:style-name="ce11">
            <text:p>URL</text:p>
          </table:table-cell>
          <table:table-cell office:value-type="string" table:style-name="ce11">
            <text:p>Update frequency</text:p>
          </table:table-cell>
          <table:table-cell office:value-type="string" table:style-name="ce14">
            <text:p>Notes</text:p>
          </table:table-cell>
          <table:table-cell table:number-columns-repeated="248" table:style-name="ce3"/>
          <table:table-cell table:number-columns-repeated="16129" table:style-name="ce15"/>
        </table:table-row>
        <table:table-row table:style-name="ro2">
          <table:table-cell office:value-type="string" table:style-name="ce16">
            <text:p>Licensed stock</text:p>
          </table:table-cell>
          <table:table-cell office:value-type="string" table:style-name="ce16">
            <text:p>All vehicles</text:p>
          </table:table-cell>
          <table:table-cell office:value-type="string" table:style-name="ce16">
            <text:p>VEH0101</text:p>
          </table:table-cell>
          <table:table-cell office:value-type="string" table:style-name="ce17">
            <text:p>Licensed vehicles at the end of the quarter by body type, Great Britain from 1994 Q1; also United Kingdom from 2014 Q3<text:s/></text:p>
          </table:table-cell>
          <table:table-cell office:value-type="string" table:style-name="ce18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16">
            <text:p>Quarterly</text:p>
          </table:table-cell>
          <table:table-cell table:style-name="ce19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02</text:p>
          </table:table-cell>
          <table:table-cell office:value-type="string" table:style-name="ce21">
            <text:p>Licensed vehicles at the end of the year by body type, Great Britain from 1994; also United Kingdom from 2014</text:p>
          </table:table-cell>
          <table:table-cell office:value-type="string" table:style-name="ce22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03</text:p>
          </table:table-cell>
          <table:table-cell office:value-type="string" table:style-name="ce21">
            <text:p>Licensed vehicles at the end of the year by tax class, Great Britain from 1909; also United Kingdom from 2014<text:s/></text:p>
          </table:table-cell>
          <table:table-cell office:value-type="string" table:style-name="ce22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04</text:p>
          </table:table-cell>
          <table:table-cell office:value-type="string" table:style-name="ce21">
            <text:p>Licensed vehicles at the end of the quarter by body type and region, including per head of population, Great Britain from 1994; also United Kingdom from 2014 Q3</text:p>
          </table:table-cell>
          <table:table-cell office:value-type="string" table:style-name="ce22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05</text:p>
          </table:table-cell>
          <table:table-cell office:value-type="string" table:style-name="ce21">
            <text:p>Licensed vehicles at the end of the year by body type and upper and lower tier local authority , including diesel cars and vans, Great Britain from 2009; also United Kingdom from 2014</text:p>
          </table:table-cell>
          <table:table-cell office:value-type="string" table:style-name="ce22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10</text:p>
          </table:table-cell>
          <table:table-cell office:value-type="string" table:style-name="ce21">
            <text:p>Vehicles with a Statutory Off Road Notification at the end of the quarter by body type, Great Britain from 2006 Q4; also United Kingdom from 2014 Q3</text:p>
          </table:table-cell>
          <table:table-cell office:value-type="string" table:style-name="ce22">
            <text:p><text:a xlink:href="https://www.gov.uk/government/statistical-data-sets/all-vehicles-veh01#statutory-off-road-notification-vehicles-sorn">https://www.gov.uk/government/statistical-data-sets/all-vehicles-veh01#statutory-off-road-notification-vehicles-sorn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11</text:p>
          </table:table-cell>
          <table:table-cell office:value-type="string" table:style-name="ce21">
            <text:p>Vehicles by number of changes of keeper during the year, Great Britain from 2010; also United Kingdom from 2014</text:p>
          </table:table-cell>
          <table:table-cell office:value-type="string" table:style-name="ce22">
            <text:p><text:a xlink:href="https://www.gov.uk/government/statistical-data-sets/all-vehicles-veh01#vehicles-by-numbers-of-keeper">https://www.gov.uk/government/statistical-data-sets/all-vehicles-veh01#vehicles-by-numbers-of-keeper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0</text:p>
          </table:table-cell>
          <table:table-cell office:value-type="string" table:style-name="ce21">
            <text:p>Licensed vehicles at the end of the quarter by body type and make and model, Great Britain from 1994 Q4; also United Kingdom from 2014 Q4</text:p>
          </table:table-cell>
          <table:table-cell office:value-type="string" table:style-name="ce22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1</text:p>
          </table:table-cell>
          <table:table-cell office:value-type="string" table:style-name="ce21">
            <text:p>Vehicles with a Statutory Off Road Notification (SORN) at the end of the quarter by body type and make and model, Great Britain from 2007 Q4; also United Kingdom from 2014 Q4</text:p>
          </table:table-cell>
          <table:table-cell office:value-type="string" table:style-name="ce22">
            <text:p><text:a xlink:href="https://www.gov.uk/government/statistical-data-sets/all-vehicles-veh01#statutory-off-road-notification-vehicles-sorn">https://www.gov.uk/government/statistical-data-sets/all-vehicles-veh01#statutory-off-road-notification-vehicles-sorn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2</text:p>
          </table:table-cell>
          <table:table-cell office:value-type="string" table:style-name="ce21">
            <text:p>Licensed vehicles at the end of the quarter by postcode district and body type, Great Britain from 2010 Q1; also United Kingdom from 2014 Q3</text:p>
          </table:table-cell>
          <table:table-cell office:value-type="string" table:style-name="ce22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3</text:p>
          </table:table-cell>
          <table:table-cell office:value-type="string" table:style-name="ce21">
            <text:p>Vehicles with a Statutory Off Road Notification (SORN) at the end of the quarter by postcode district and body type, Great Britain from 2010 Q1; also United Kingdom from 2014 Q3</text:p>
          </table:table-cell>
          <table:table-cell office:value-type="string" table:style-name="ce22">
            <text:p><text:a xlink:href="https://www.gov.uk/government/statistical-data-sets/all-vehicles-veh01#statutory-off-road-notification-vehicles-sorn">https://www.gov.uk/government/statistical-data-sets/all-vehicles-veh01#statutory-off-road-notification-vehicles-sorn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4</text:p>
          </table:table-cell>
          <table:table-cell office:value-type="string" table:style-name="ce21">
            <text:p>Licensed vehicles at the end of the year by body type,make and model and year of first registration, United Kingdom</text:p>
          </table:table-cell>
          <table:table-cell office:value-type="string" table:style-name="ce22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5</text:p>
          </table:table-cell>
          <table:table-cell office:value-type="string" table:style-name="ce21">
            <text:p>Vehicles with a Statutory Off Road Notification (SORN) at the end of the year by body type, make and model and year of first registration, United Kingdom</text:p>
          </table:table-cell>
          <table:table-cell office:value-type="string" table:style-name="ce22">
            <text:p><text:a xlink:href="https://www.gov.uk/government/statistical-data-sets/all-vehicles-veh01#statutory-off-road-notification-vehicles-sorn">https://www.gov.uk/government/statistical-data-sets/all-vehicles-veh01#statutory-off-road-notification-vehicles-sorn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6</text:p>
          </table:table-cell>
          <table:table-cell office:value-type="string" table:style-name="ce21">
            <text:p>Licensed vehicles at the end of the year by body type and year of manufacture, United Kingdom</text:p>
          </table:table-cell>
          <table:table-cell office:value-type="string" table:style-name="ce22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7</text:p>
          </table:table-cell>
          <table:table-cell office:value-type="string" table:style-name="ce21">
            <text:p>Vehicles with a Statutory Off Road Notification (SORN) at the end of the year by body type and year of manufacture, United Kingdom</text:p>
          </table:table-cell>
          <table:table-cell office:value-type="string" table:style-name="ce22">
            <text:p>https://www.gov.uk/government/statistical-data-sets/all-vehicles-veh01#statutory-off-road-notification-vehicles-sorn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8</text:p>
          </table:table-cell>
          <table:table-cell office:value-type="string" table:style-name="ce21">
            <text:p>Licensed vehicles at the end of the quarter by body type and generic model, Great Britain from 1994 Q4; also United Kingdom from 2014 Q4</text:p>
          </table:table-cell>
          <table:table-cell office:value-type="string" table:style-name="ce22">
            <text:p><text:a xlink:href="https://www.gov.uk/government/statistical-data-sets/all-vehicles-veh01#licensed-vehicles">https://www.gov.uk/government/statistical-data-sets/all-vehicles-veh01#licensed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29</text:p>
          </table:table-cell>
          <table:table-cell office:value-type="string" table:style-name="ce21">
            <text:p>Vehicles with a Statutory Off Road Notification (SORN) at the end of the quarter by body type and generic model, Great Britain from 2007 Q4; also United Kingdom from 2014 Q4</text:p>
          </table:table-cell>
          <table:table-cell office:value-type="string" table:style-name="ce22">
            <text:p>https://www.gov.uk/government/statistical-data-sets/all-vehicles-veh01#statutory-off-road-notification-vehicles-sorn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30</text:p>
          </table:table-cell>
          <table:table-cell office:value-type="string" table:style-name="ce21">
            <text:p>Ultra low emission vehicles (ULEVs) licensed at the end of quarter by body type, including regional breakdown for the latest quarter, United Kingdom from 2010 Q1<text:s/></text:p>
          </table:table-cell>
          <table:table-cell office:value-type="string" table:style-name="ce22">
            <text:p><text:a xlink:href="https://www.gov.uk/government/statistical-data-sets/all-vehicles-veh01#ultra-low-emissions-vehicles">https://www.gov.uk/government/statistical-data-sets/all-vehicles-veh01#ultra-low-emissions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31</text:p>
          </table:table-cell>
          <table:table-cell office:value-type="string" table:style-name="ce21">
            <text:p>Plug-in cars, LGVs and quadricycles licensed at the end of quarter by upper and lower tier local authority, United Kingdom from 2011 Q4</text:p>
          </table:table-cell>
          <table:table-cell office:value-type="string" table:style-name="ce22">
            <text:p><text:a xlink:href="https://www.gov.uk/government/statistical-data-sets/all-vehicles-veh01#ultra-low-emissions-vehicles">https://www.gov.uk/government/statistical-data-sets/all-vehicles-veh01#ultra-low-emissions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32</text:p>
          </table:table-cell>
          <table:table-cell office:value-type="string" table:style-name="ce21">
            <text:p>Ultra low emission vehicles (ULEVs) licensed at the end of quarter by upper and lower tier local authority, United Kingdom from 2011 Q4</text:p>
          </table:table-cell>
          <table:table-cell office:value-type="string" table:style-name="ce22">
            <text:p><text:a xlink:href="https://www.gov.uk/government/statistical-data-sets/all-vehicles-veh01#ultra-low-emissions-vehicles">https://www.gov.uk/government/statistical-data-sets/all-vehicles-veh01#ultra-low-emissions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33</text:p>
          </table:table-cell>
          <table:table-cell office:value-type="string" table:style-name="ce21">
            <text:p>Ultra low emission vehicles (ULEVs) 1 licensed at the end of quarter by bodytype and propulsion / fuel type, including top 20 models for the latest year, United Kingdom from 2010 Q1</text:p>
          </table:table-cell>
          <table:table-cell office:value-type="string" table:style-name="ce22">
            <text:p><text:a xlink:href="https://www.gov.uk/government/statistical-data-sets/all-vehicles-veh01#ultra-low-emissions-vehicles">https://www.gov.uk/government/statistical-data-sets/all-vehicles-veh01#ultra-low-emissions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34</text:p>
          </table:table-cell>
          <table:table-cell office:value-type="string" table:style-name="ce21">
            <text:p>Ultra low emission vehicles (ULEVs) 1 licensed at the end of quarter by postcode district 2, United Kingdom from 2011 Q4</text:p>
          </table:table-cell>
          <table:table-cell office:value-type="string" table:style-name="ce22">
            <text:p><text:a xlink:href="https://www.gov.uk/government/statistical-data-sets/all-vehicles-veh01#ultra-low-emissions-vehicles">https://www.gov.uk/government/statistical-data-sets/all-vehicles-veh01#ultra-low-emissions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50<text:s/></text:p>
          </table:table-cell>
          <table:table-cell office:value-type="string" table:style-name="ce21">
            <text:p>Vehicles registered for the first time by body type, including breakdown by ultra low emission vehicles (ULEVs), Great Britain from January 2001; also United Kingdom from July 2014</text:p>
          </table:table-cell>
          <table:table-cell office:value-type="string" table:style-name="ce22">
            <text:p><text:a xlink:href="https://www.gov.uk/government/statistical-data-sets/all-vehicles-veh01#registered-for-the-first-time">https://www.gov.uk/government/statistical-data-sets/all-vehicles-veh01#registered-for-the-first-time</text:a></text:p>
          </table:table-cell>
          <table:table-cell office:value-type="string" table:style-name="ce20">
            <text:p>Quarterly</text:p>
          </table:table-cell>
          <table:table-cell office:value-type="string" table:style-name="ce23">
            <text:p>Table VEH0152 has been moved into this table</text:p>
          </table:table-cell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53</text:p>
          </table:table-cell>
          <table:table-cell office:value-type="string" table:style-name="ce21">
            <text:p>Motor vehicles registered for the first time by tax class: Great Britain from 1954; also United Kingdom from 2015</text:p>
          </table:table-cell>
          <table:table-cell office:value-type="string" table:style-name="ce22">
            <text:p><text:a xlink:href="https://www.gov.uk/government/statistical-data-sets/all-vehicles-veh01#registered-for-the-first-time">https://www.gov.uk/government/statistical-data-sets/all-vehicles-veh01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56</text:p>
          </table:table-cell>
          <table:table-cell office:value-type="string" table:style-name="ce21">
            <text:p>Provisional average reported CO2 emissions figure of vehicles registered for the first time by body type and data source, monthly, Great Britain from January 2003; also United Kingdom from July 2014</text:p>
          </table:table-cell>
          <table:table-cell office:value-type="string" table:style-name="ce22">
            <text:p><text:a xlink:href="https://www.gov.uk/government/statistical-data-sets/all-vehicles-veh01#registered-for-the-first-time">https://www.gov.uk/government/statistical-data-sets/all-vehicles-veh01#registered-for-the-first-time</text:a></text:p>
          </table:table-cell>
          <table:table-cell office:value-type="string" table:style-name="ce20">
            <text:p>Quarterly</text:p>
          </table:table-cell>
          <table:table-cell office:value-type="string" table:style-name="ce23">
            <text:p>Table VEH0152 has been moved into this table</text:p>
          </table:table-cell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60</text:p>
          </table:table-cell>
          <table:table-cell office:value-type="string" table:style-name="ce21">
            <text:p>Vehicles registered for the first time by body type, make and model, Great Britain from 2001 Q1; also United Kingdom from 2014 Q3</text:p>
          </table:table-cell>
          <table:table-cell office:value-type="string" table:style-name="ce22">
            <text:p><text:a xlink:href="https://www.gov.uk/government/statistical-data-sets/all-vehicles-veh01#registered-for-the-first-time">https://www.gov.uk/government/statistical-data-sets/all-vehicles-veh01#registered-for-the-first-time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61</text:p>
          </table:table-cell>
          <table:table-cell office:value-type="string" table:style-name="ce21">
            <text:p>Vehicles registered for the first time by body type, generic model, Great Britain from 2001 Q1; also United Kingdom from 2014 Q3</text:p>
          </table:table-cell>
          <table:table-cell office:value-type="string" table:style-name="ce22">
            <text:p><text:a xlink:href="https://www.gov.uk/government/statistical-data-sets/all-vehicles-veh01#registered-for-the-first-time">https://www.gov.uk/government/statistical-data-sets/all-vehicles-veh01#registered-for-the-first-time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70</text:p>
          </table:table-cell>
          <table:table-cell office:value-type="string" table:style-name="ce21">
            <text:p>Ultra low emission vehicles (ULEVs) registered for the first time, including top 10 models, United Kingdom from 2010 Q1</text:p>
          </table:table-cell>
          <table:table-cell office:value-type="string" table:style-name="ce22">
            <text:p><text:a xlink:href="https://www.gov.uk/government/statistical-data-sets/all-vehicles-veh01#ultra-low-emissions-vehicles">https://www.gov.uk/government/statistical-data-sets/all-vehicles-veh01#ultra-low-emissions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71</text:p>
          </table:table-cell>
          <table:table-cell office:value-type="string" table:style-name="ce21">
            <text:p>Ultra low emission vehicles (ULEVs) 1 registered for the first time by bodytype and propulsion / fuel type, including top 20 models for the latest year, United Kingdom from 2010 Q1</text:p>
          </table:table-cell>
          <table:table-cell office:value-type="string" table:style-name="ce22">
            <text:p><text:a xlink:href="https://www.gov.uk/government/statistical-data-sets/all-vehicles-veh01#ultra-low-emissions-vehicles">https://www.gov.uk/government/statistical-data-sets/all-vehicles-veh01#ultra-low-emissions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H0172</text:p>
          </table:table-cell>
          <table:table-cell office:value-type="string" table:style-name="ce21">
            <text:p>Ultra low emission vehicles (ULEVs) 1 registered for the first time by region, United Kingdom from 2010 Q1</text:p>
          </table:table-cell>
          <table:table-cell office:value-type="string" table:style-name="ce22">
            <text:p><text:a xlink:href="https://www.gov.uk/government/statistical-data-sets/all-vehicles-veh01#ultra-low-emissions-vehicles">https://www.gov.uk/government/statistical-data-sets/all-vehicles-veh01#ultra-low-emissions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02</text:p>
          </table:table-cell>
          <table:table-cell office:value-type="string" table:style-name="ce21">
            <text:p>Licensed cars at the end of the year by keepership (private and company), Great Britain from 1994; also United Kingdom from 2014</text:p>
          </table:table-cell>
          <table:table-cell office:value-type="string" table:style-name="ce22">
            <text:p><text:a xlink:href="https://www.gov.uk/government/statistical-data-sets/veh02-licensed-cars#table-veh0221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03</text:p>
          </table:table-cell>
          <table:table-cell office:value-type="string" table:style-name="ce21">
            <text:p>Licensed cars at the end of the year by propulsion / fuel type, Great Britain from 1994; also United Kingdom from 2014</text:p>
          </table:table-cell>
          <table:table-cell office:value-type="string" table:style-name="ce22">
            <text:p><text:a xlink:href="https://www.gov.uk/government/statistical-data-sets/veh02-licensed-cars#licensed-vehicles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04</text:p>
          </table:table-cell>
          <table:table-cell office:value-type="string" table:style-name="ce21">
            <text:p>Licensed cars at the end of the year by region, Great Britain from 1994 ; also United Kingdom from 2014<text:s/></text:p>
          </table:table-cell>
          <table:table-cell office:value-type="string" table:style-name="ce22">
            <text:p><text:a xlink:href="https://www.gov.uk/government/statistical-data-sets/veh02-licensed-cars#licensed-vehicles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05</text:p>
          </table:table-cell>
          <table:table-cell office:value-type="string" table:style-name="ce21">
            <text:p>Licensed cars at the end of the year by engine capacity and propulsion / fuel type, Great Britain from 1994; also United Kingdom from 2014</text:p>
          </table:table-cell>
          <table:table-cell office:value-type="string" table:style-name="ce22">
            <text:p><text:a xlink:href="https://www.gov.uk/government/statistical-data-sets/veh02-licensed-cars#licensed-vehicles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06</text:p>
          </table:table-cell>
          <table:table-cell office:value-type="string" table:style-name="ce21">
            <text:p>Licensed cars at the end of the year by CO<text:span text:style-name="T2">2</text:span><text:s/>emission &amp; VED band, Great Britain from 2001; also United Kingdom from 2014</text:p>
          </table:table-cell>
          <table:table-cell office:value-type="string" table:style-name="ce22">
            <text:p><text:a xlink:href="https://www.gov.uk/government/statistical-data-sets/veh02-licensed-cars#licensed-vehicles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07</text:p>
          </table:table-cell>
          <table:table-cell office:value-type="string" table:style-name="ce21">
            <text:p>Licensed cars at the end of the year by number of years since first registration, Great Britain from 1994; also United Kingdom from 2014</text:p>
          </table:table-cell>
          <table:table-cell office:value-type="string" table:style-name="ce22">
            <text:p><text:a xlink:href="https://www.gov.uk/government/statistical-data-sets/veh02-licensed-cars#licensed-vehicles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08</text:p>
          </table:table-cell>
          <table:table-cell office:value-type="string" table:style-name="ce21">
            <text:p>Licensed cars at the end of the year by number of keepers and year of first registration, Great Britain from 2009; also United Kingdom from 2014</text:p>
          </table:table-cell>
          <table:table-cell office:value-type="string" table:style-name="ce22">
            <text:p><text:a xlink:href="https://www.gov.uk/government/statistical-data-sets/veh02-licensed-cars#licensed-vehicles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10</text:p>
          </table:table-cell>
          <table:table-cell office:value-type="string" table:style-name="ce21">
            <text:p>Licensed cars at the end of the year by make and region, Great Britain from 2009; also United Kingdom from 2014</text:p>
          </table:table-cell>
          <table:table-cell office:value-type="string" table:style-name="ce22">
            <text:p><text:a xlink:href="https://www.gov.uk/government/statistical-data-sets/veh02-licensed-cars#licensed-vehicles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11</text:p>
          </table:table-cell>
          <table:table-cell office:value-type="string" table:style-name="ce21">
            <text:p>Licensed cars at the end of the year by year of first registration and propulsion/ fuel type, Great Britain from 1994; also United Kingdom from 2014</text:p>
          </table:table-cell>
          <table:table-cell office:value-type="string" table:style-name="ce22">
            <text:p><text:a xlink:href="https://www.gov.uk/government/statistical-data-sets/veh02-licensed-cars#licensed-vehicles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20</text:p>
          </table:table-cell>
          <table:table-cell office:value-type="string" table:style-name="ce21">
            <text:p>Licensed cars at the end of the year by make and model and engine capacity, Great Britain and United Kingdom from 2014</text:p>
          </table:table-cell>
          <table:table-cell office:value-type="string" table:style-name="ce22">
            <text:p><text:a xlink:href="https://www.gov.uk/government/statistical-data-sets/veh02-licensed-cars#licensed-vehicles">https://www.gov.uk/government/statistical-data-sets/veh02-licensed-car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21</text:p>
          </table:table-cell>
          <table:table-cell office:value-type="string" table:style-name="ce21">
            <text:p>Cars with a Statutory Off Road Notification (SORN) at the end of the year by make and model and engine capacity, Great Britain and United Kingdom from 2014</text:p>
          </table:table-cell>
          <table:table-cell office:value-type="string" table:style-name="ce22">
            <text:p><text:a xlink:href="https://www.gov.uk/government/statistical-data-sets/veh02-licensed-cars#statutory-off-road-notification-sorn">https://www.gov.uk/government/statistical-data-sets/veh02-licensed-cars#statutory-off-road-notification-sorn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52</text:p>
          </table:table-cell>
          <table:table-cell office:value-type="string" table:style-name="ce21">
            <text:p>Cars registered for the first time by keepership (private and company), Great Britain from 2001; also United Kingdom from 2015</text:p>
          </table:table-cell>
          <table:table-cell office:value-type="string" table:style-name="ce22">
            <text:p><text:a xlink:href="https://www.gov.uk/government/statistical-data-sets/veh03#table-veh0301">https://www.gov.uk/government/statistical-data-sets/veh02-licensed-car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53</text:p>
          </table:table-cell>
          <table:table-cell office:value-type="string" table:style-name="ce21">
            <text:p>Cars registered for the first time by propulsion / fuel type, Great Britain from 2001 Q1; also United Kingdom from 2014 Q3</text:p>
          </table:table-cell>
          <table:table-cell office:value-type="string" table:style-name="ce22">
            <text:p><text:a xlink:href="https://www.gov.uk/government/statistical-data-sets/veh02-licensed-cars#registered-for-the-first-time">https://www.gov.uk/government/statistical-data-sets/veh02-licensed-car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54</text:p>
          </table:table-cell>
          <table:table-cell office:value-type="string" table:style-name="ce21">
            <text:p>Cars registered for the first time by region, Great Britain from 2001; also United Kingdom from 2015</text:p>
          </table:table-cell>
          <table:table-cell office:value-type="string" table:style-name="ce22">
            <text:p><text:a xlink:href="https://www.gov.uk/government/statistical-data-sets/veh02-licensed-cars#registered-for-the-first-time">https://www.gov.uk/government/statistical-data-sets/veh02-licensed-car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55</text:p>
          </table:table-cell>
          <table:table-cell office:value-type="string" table:style-name="ce21">
            <text:p>Cars registered for the first time by engine capacity and propulsion / fuel type, Great Britain from 2001; also United Kingdom from 2015</text:p>
          </table:table-cell>
          <table:table-cell office:value-type="string" table:style-name="ce22">
            <text:p><text:a xlink:href="https://www.gov.uk/government/statistical-data-sets/veh02-licensed-cars#registered-for-the-first-time">https://www.gov.uk/government/statistical-data-sets/veh02-licensed-car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56</text:p>
          </table:table-cell>
          <table:table-cell office:value-type="string" table:style-name="ce21">
            <text:p>Cars registered for the first time by CO<text:span text:style-name="T2">2</text:span><text:s/>emission &amp; VED bands, Great Britain from 2001; also United Kingdom from 2014 Q3<text:s/></text:p>
          </table:table-cell>
          <table:table-cell office:value-type="string" table:style-name="ce22">
            <text:p><text:a xlink:href="https://www.gov.uk/government/statistical-data-sets/veh02-licensed-cars#registered-for-the-first-time">https://www.gov.uk/government/statistical-data-sets/veh02-licensed-cars#registered-for-the-first-time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VEH0260</text:p>
          </table:table-cell>
          <table:table-cell office:value-type="string" table:style-name="ce21">
            <text:p>Cars registered for the first time by make and region, Great Britain from 2009; also United Kingdom from 2015</text:p>
          </table:table-cell>
          <table:table-cell office:value-type="string" table:style-name="ce22">
            <text:p><text:a xlink:href="https://www.gov.uk/government/statistical-data-sets/veh02-licensed-cars#registered-for-the-first-time">https://www.gov.uk/government/statistical-data-sets/veh02-licensed-car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01</text:p>
          </table:table-cell>
          <table:table-cell office:value-type="string" table:style-name="ce21">
            <text:p>Licensed motorcycles, scooters and mopeds at the end of the quarter, Great Britain from 1994 Q4; also United Kingdom from 2014 Q3</text:p>
          </table:table-cell>
          <table:table-cell office:value-type="string" table:style-name="ce22">
            <text:p><text:a xlink:href="https://www.gov.uk/government/statistical-data-sets/veh03#table-veh0354">https://www.gov.uk/government/statistical-data-sets/veh03#licensed-vehicles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03</text:p>
          </table:table-cell>
          <table:table-cell office:value-type="string" table:style-name="ce21">
            <text:p>Licensed motorcycles, scooters and mopeds at the end of the year by propulsion / fuel type, Great Britain from 1994; also United Kingdom from 2014</text:p>
          </table:table-cell>
          <table:table-cell office:value-type="string" table:style-name="ce22">
            <text:p><text:a xlink:href="https://www.gov.uk/government/statistical-data-sets/veh03#table-veh0354">https://www.gov.uk/government/statistical-data-sets/veh03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04</text:p>
          </table:table-cell>
          <table:table-cell office:value-type="string" table:style-name="ce21">
            <text:p>Licensed motorcycles, scooters and mopeds at the end of the year by region, Great Britain from 1994; also United Kingdom from 2014<text:s/></text:p>
          </table:table-cell>
          <table:table-cell office:value-type="string" table:style-name="ce22">
            <text:p><text:a xlink:href="https://www.gov.uk/government/statistical-data-sets/veh03#licensed-vehicles">https://www.gov.uk/government/statistical-data-sets/veh03#licensed-vehicles</text:a></text:p>
          </table:table-cell>
          <table:table-cell office:value-type="string" table:style-name="ce20">
            <text:p>Annual (April)</text:p>
          </table:table-cell>
          <table:table-cell office:value-type="string" table:style-name="ce23">
            <text:p>Formerly VEH0303</text:p>
          </table:table-cell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05</text:p>
          </table:table-cell>
          <table:table-cell office:value-type="string" table:style-name="ce21">
            <text:p>Licensed motorcycles, scooters and mopeds at the end of the year by engine capacity, Great Britain from 1994; also United Kingdom from 2014</text:p>
          </table:table-cell>
          <table:table-cell office:value-type="string" table:style-name="ce22">
            <text:p><text:a xlink:href="https://www.gov.uk/government/statistical-data-sets/veh03#licensed-vehicles">https://www.gov.uk/government/statistical-data-sets/veh03#licensed-vehicles</text:a></text:p>
          </table:table-cell>
          <table:table-cell office:value-type="string" table:style-name="ce20">
            <text:p>Annual (April)</text:p>
          </table:table-cell>
          <table:table-cell office:value-type="string" table:style-name="ce23">
            <text:p>Formerly VEH0306</text:p>
          </table:table-cell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07</text:p>
          </table:table-cell>
          <table:table-cell office:value-type="string" table:style-name="ce21">
            <text:p>Licensed motorcycles, scooters and mopeds at the end of the year by number of years since first registration, Great Britain from 1994; also United Kingdom from 2014</text:p>
          </table:table-cell>
          <table:table-cell office:value-type="string" table:style-name="ce22">
            <text:p><text:a xlink:href="https://www.gov.uk/government/statistical-data-sets/veh03#licensed-vehicles">https://www.gov.uk/government/statistical-data-sets/veh03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08</text:p>
          </table:table-cell>
          <table:table-cell office:value-type="string" table:style-name="ce21">
            <text:p>Licensed motorcycles, scooters and mopeds at the end of the year by number of keepers and year of first registration, Great Britain from 2009; also United Kingdom from 2014</text:p>
          </table:table-cell>
          <table:table-cell office:value-type="string" table:style-name="ce22">
            <text:p><text:a xlink:href="https://www.gov.uk/government/statistical-data-sets/veh03#licensed-vehicles">https://www.gov.uk/government/statistical-data-sets/veh03#licensed-vehicles</text:a></text:p>
          </table:table-cell>
          <table:table-cell office:value-type="string" table:style-name="ce20">
            <text:p>Annual (April)</text:p>
          </table:table-cell>
          <table:table-cell office:value-type="string" table:style-name="ce23">
            <text:p>Formerly VEH0341</text:p>
          </table:table-cell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11</text:p>
          </table:table-cell>
          <table:table-cell office:value-type="string" table:style-name="ce21">
            <text:p>Licensed motorcycles, mopeds and scooters at the end of the year by year of first registration, Great Britain from 1994; also United Kingdom from 2014</text:p>
          </table:table-cell>
          <table:table-cell office:value-type="string" table:style-name="ce22">
            <text:p><text:a xlink:href="https://www.gov.uk/government/statistical-data-sets/veh03#licensed-vehicles">https://www.gov.uk/government/statistical-data-sets/veh03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53</text:p>
          </table:table-cell>
          <table:table-cell office:value-type="string" table:style-name="ce21">
            <text:p>Motorcycles, mopeds and scooters registered for the first time by propulsion / fuel type, Great Britain from 2001 Q1; also United Kingdom from 2014 Q3</text:p>
          </table:table-cell>
          <table:table-cell office:value-type="string" table:style-name="ce22">
            <text:p><text:a xlink:href="https://www.gov.uk/government/statistical-data-sets/veh04-licensed-light-goods-vehicles#table-veh0402">https://www.gov.uk/government/statistical-data-sets/veh03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54</text:p>
          </table:table-cell>
          <table:table-cell office:value-type="string" table:style-name="ce21">
            <text:p>Motorcycles, scooters and mopeds registered for the first time by region, Great Britain from 2001; also United Kingdom from 2015</text:p>
          </table:table-cell>
          <table:table-cell office:value-type="string" table:style-name="ce22">
            <text:p><text:a xlink:href="https://www.gov.uk/government/statistical-data-sets/veh04-licensed-light-goods-vehicles#table-veh0402">https://www.gov.uk/government/statistical-data-sets/veh03#registered-for-the-first-time</text:a></text:p>
          </table:table-cell>
          <table:table-cell office:value-type="string" table:style-name="ce20">
            <text:p>Annual (April)</text:p>
          </table:table-cell>
          <table:table-cell office:value-type="string" table:style-name="ce23">
            <text:p>Formerly VEH0323</text:p>
          </table:table-cell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VEH0355</text:p>
          </table:table-cell>
          <table:table-cell office:value-type="string" table:style-name="ce21">
            <text:p>Motorcycles, scooters and mopeds registered for the first time by engine capacity, Great Britain from 2001; also United Kingdom from 2015</text:p>
          </table:table-cell>
          <table:table-cell office:value-type="string" table:style-name="ce22">
            <text:p><text:a xlink:href="https://www.gov.uk/government/statistical-data-sets/veh03#registered-for-the-first-time">https://www.gov.uk/government/statistical-data-sets/veh03#registered-for-the-first-time</text:a></text:p>
          </table:table-cell>
          <table:table-cell office:value-type="string" table:style-name="ce20">
            <text:p>Annual (April)</text:p>
          </table:table-cell>
          <table:table-cell office:value-type="string" table:style-name="ce23">
            <text:p>Formerly VEH0324</text:p>
          </table:table-cell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Light Goods Vehicles</text:p>
          </table:table-cell>
          <table:table-cell office:value-type="string" table:style-name="ce20">
            <text:p>VEH0402</text:p>
          </table:table-cell>
          <table:table-cell office:value-type="string" table:style-name="ce21">
            <text:p>Licensed light goods vehicles at the end of the year by keepership (private and company), Great Britain from 1994; also United Kingdom from 2014</text:p>
          </table:table-cell>
          <table:table-cell office:value-type="string" table:style-name="ce22">
            <text:p><text:a xlink:href="https://www.gov.uk/government/statistical-data-sets/veh04-licensed-light-goods-vehicles#table-veh0452">https://www.gov.uk/government/statistical-data-sets/veh04-licensed-light-goods-vehicl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Light Goods Vehicles</text:p>
          </table:table-cell>
          <table:table-cell office:value-type="string" table:style-name="ce20">
            <text:p>VEH0403</text:p>
          </table:table-cell>
          <table:table-cell office:value-type="string" table:style-name="ce21">
            <text:p>Licensed light goods vehicles at the end of the year by propulsion / fueltype, Great Britain from 1994; also United Kingdom from 2014</text:p>
          </table:table-cell>
          <table:table-cell office:value-type="string" table:style-name="ce22">
            <text:p><text:a xlink:href="https://www.gov.uk/government/statistical-data-sets/veh04-licensed-light-goods-vehicles#licensed-vehicles">https://www.gov.uk/government/statistical-data-sets/veh04-licensed-light-goods-vehicl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Light Goods Vehicles</text:p>
          </table:table-cell>
          <table:table-cell office:value-type="string" table:style-name="ce20">
            <text:p>VEH0404</text:p>
          </table:table-cell>
          <table:table-cell office:value-type="string" table:style-name="ce21">
            <text:p>Licensed light goods vehicles at the end of the year by region, Great Britain from 1994 ; also United Kingdom from 2014<text:s/></text:p>
          </table:table-cell>
          <table:table-cell office:value-type="string" table:style-name="ce22">
            <text:p><text:a xlink:href="https://www.gov.uk/government/statistical-data-sets/veh04-licensed-light-goods-vehicles#licensed-vehicles">https://www.gov.uk/government/statistical-data-sets/veh04-licensed-light-goods-vehicl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Light Goods Vehicles</text:p>
          </table:table-cell>
          <table:table-cell office:value-type="string" table:style-name="ce20">
            <text:p>VEH0407</text:p>
          </table:table-cell>
          <table:table-cell office:value-type="string" table:style-name="ce21">
            <text:p>Licensed light goods vehicles at the end of the year by number of years since first registration, Great Britain from 1994; also United Kingdom from 2014</text:p>
          </table:table-cell>
          <table:table-cell office:value-type="string" table:style-name="ce22">
            <text:p><text:a xlink:href="https://www.gov.uk/government/statistical-data-sets/veh04-licensed-light-goods-vehicles#licensed-vehicles">https://www.gov.uk/government/statistical-data-sets/veh04-licensed-light-goods-vehicl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Light Goods Vehicles</text:p>
          </table:table-cell>
          <table:table-cell office:value-type="string" table:style-name="ce20">
            <text:p>VEH0411</text:p>
          </table:table-cell>
          <table:table-cell office:value-type="string" table:style-name="ce21">
            <text:p>Licensed light goods vehicles at the end of the year by year of first registration and propulsion / fuel type, Great Britain from 1994; also United Kingdom from 2014</text:p>
          </table:table-cell>
          <table:table-cell office:value-type="string" table:style-name="ce22">
            <text:p><text:a xlink:href="https://www.gov.uk/government/statistical-data-sets/veh04-licensed-light-goods-vehicles#licensed-vehicles">https://www.gov.uk/government/statistical-data-sets/veh04-licensed-light-goods-vehicl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Light Goods Vehicles</text:p>
          </table:table-cell>
          <table:table-cell office:value-type="string" table:style-name="ce20">
            <text:p>VEH0452</text:p>
          </table:table-cell>
          <table:table-cell office:value-type="string" table:style-name="ce21">
            <text:p>Light goods vehicles registered for the first time by keepership (private and company), Great Britain from 2001; also United Kingdom from 2015</text:p>
          </table:table-cell>
          <table:table-cell office:value-type="string" table:style-name="ce22">
            <text:p><text:a xlink:href="https://www.gov.uk/government/statistical-data-sets/veh04-licensed-light-goods-vehicles#registered-for-the-first-time">https://www.gov.uk/government/statistical-data-sets/veh04-licensed-light-goods-vehicle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Light Goods Vehicles</text:p>
          </table:table-cell>
          <table:table-cell office:value-type="string" table:style-name="ce20">
            <text:p>VEH0453</text:p>
          </table:table-cell>
          <table:table-cell office:value-type="string" table:style-name="ce21">
            <text:p>Light goods vehicles registered for the first time by propulsion / fuel type, Great Britain from 2001; also United Kingdom from 2015</text:p>
          </table:table-cell>
          <table:table-cell office:value-type="string" table:style-name="ce22">
            <text:p><text:a xlink:href="https://www.gov.uk/government/statistical-data-sets/veh04-licensed-light-goods-vehicles#registered-for-the-first-time">https://www.gov.uk/government/statistical-data-sets/veh04-licensed-light-goods-vehicle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Light Goods Vehicles</text:p>
          </table:table-cell>
          <table:table-cell office:value-type="string" table:style-name="ce20">
            <text:p>VEH0454</text:p>
          </table:table-cell>
          <table:table-cell office:value-type="string" table:style-name="ce21">
            <text:p>Light goods vehicles registered for the first time by region, Great Britain from 2001; also United Kingdom from 2015</text:p>
          </table:table-cell>
          <table:table-cell office:value-type="string" table:style-name="ce22">
            <text:p><text:a xlink:href="https://www.gov.uk/government/statistical-data-sets/veh04-licensed-light-goods-vehicles#registered-for-the-first-time">https://www.gov.uk/government/statistical-data-sets/veh04-licensed-light-goods-vehicle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03</text:p>
          </table:table-cell>
          <table:table-cell office:value-type="string" table:style-name="ce21">
            <text:p>Licensed heavy goods vehicles at the end of the year by propulsion / fueltype, Great Britain from 1994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heavy-goods-vehicles">https://www.gov.uk/government/statistical-data-sets/veh05-licensed-heavy-goods-vehicles#licensed-heavy-goods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04</text:p>
          </table:table-cell>
          <table:table-cell office:value-type="string" table:style-name="ce21">
            <text:p>Licensed heavy goods vehicles at the end of the year by region, Great Britain from 1994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heavy-goods-vehicles">https://www.gov.uk/government/statistical-data-sets/veh05-licensed-heavy-goods-vehicles#licensed-heavy-goods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06</text:p>
          </table:table-cell>
          <table:table-cell office:value-type="string" table:style-name="ce21">
            <text:p>Licensed heavy goods vehicles at the end of the year by gross vehicle weight (tonnes), Great Britain from 1994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heavy-goods-vehicles">https://www.gov.uk/government/statistical-data-sets/veh05-licensed-heavy-goods-vehicles#licensed-heavy-goods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07</text:p>
          </table:table-cell>
          <table:table-cell office:value-type="string" table:style-name="ce21">
            <text:p>Licensed heavy goods vehicles at the end of the year by number of years since first registration, Great Britain from 1994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heavy-goods-vehicles">https://www.gov.uk/government/statistical-data-sets/veh05-licensed-heavy-goods-vehicles#licensed-heavy-goods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11</text:p>
          </table:table-cell>
          <table:table-cell office:value-type="string" table:style-name="ce21">
            <text:p>Licensed heavy goods vehicles at the end of the year by year of first registration, Great Britain from 1994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heavy-goods-vehicles">https://www.gov.uk/government/statistical-data-sets/veh05-licensed-heavy-goods-vehicles#licensed-heavy-goods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20</text:p>
          </table:table-cell>
          <table:table-cell office:value-type="string" table:style-name="ce21">
            <text:p>Goods vehicles over 3.5 tonnes by year of first registration and whether they remained licensed, Great Britain from 2010</text:p>
          </table:table-cell>
          <table:table-cell office:value-type="string" table:style-name="ce22">
            <text:p><text:a xlink:href="https://www.gov.uk/government/statistical-data-sets/veh05-licensed-heavy-goods-vehicles#licensed-goods-vehicles-over-35-tonnes">https://www.gov.uk/government/statistical-data-sets/veh05-licensed-heavy-goods-vehicles#licensed-goods-vehicles-over-35-tonn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21</text:p>
          </table:table-cell>
          <table:table-cell office:value-type="string" table:style-name="ce21">
            <text:p>Goods vehicles over 3.5 tonnes licensed at end of the year by gross vehicle weight (tonnes) and rigid / articulated, Great Britain from 1994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goods-vehicles-over-35-tonnes">https://www.gov.uk/government/statistical-data-sets/veh05-licensed-heavy-goods-vehicles#licensed-goods-vehicles-over-35-tonn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22</text:p>
          </table:table-cell>
          <table:table-cell office:value-type="string" table:style-name="ce21">
            <text:p>Rigid goods vehicles over 3.5 tonnes licensed at the end of the year by body type and gross vehicle weight (tonnes), Great Britain from 2010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goods-vehicles-over-35-tonnes">https://www.gov.uk/government/statistical-data-sets/veh05-licensed-heavy-goods-vehicles#licensed-goods-vehicles-over-35-tonn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23</text:p>
          </table:table-cell>
          <table:table-cell office:value-type="string" table:style-name="ce21">
            <text:p>Rigid goods vehicles over 3.5 tonnes licensed at the end of the year by body type and year of first registration, Great Britain from 2010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goods-vehicles-over-35-tonnes">https://www.gov.uk/government/statistical-data-sets/veh05-licensed-heavy-goods-vehicles#licensed-goods-vehicles-over-35-tonn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24</text:p>
          </table:table-cell>
          <table:table-cell office:value-type="string" table:style-name="ce21">
            <text:p>Goods vehicles over 3.5 tonnes by axle configuration and taxation group, Great Britain from 2010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goods-vehicles-over-35-tonnes">https://www.gov.uk/government/statistical-data-sets/veh05-licensed-heavy-goods-vehicles#licensed-goods-vehicles-over-35-tonn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25</text:p>
          </table:table-cell>
          <table:table-cell office:value-type="string" table:style-name="ce21">
            <text:p>Goods vehicles over 3.5 tonnes licensed at end of year by body type and by year of first registration, Great Britain from 1999; also United Kingdom from 2014</text:p>
          </table:table-cell>
          <table:table-cell office:value-type="string" table:style-name="ce22">
            <text:p><text:a xlink:href="https://www.gov.uk/government/statistical-data-sets/veh05-licensed-heavy-goods-vehicles#licensed-goods-vehicles-over-35-tonnes">https://www.gov.uk/government/statistical-data-sets/veh05-licensed-heavy-goods-vehicles#licensed-goods-vehicles-over-35-tonn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53</text:p>
          </table:table-cell>
          <table:table-cell office:value-type="string" table:style-name="ce21">
            <text:p>Heavy goods vehicles registered for the first time by propulsion / fuel type, Great Britain from 2001; also United Kingdom from 2015</text:p>
          </table:table-cell>
          <table:table-cell office:value-type="string" table:style-name="ce22">
            <text:p><text:a xlink:href="https://www.gov.uk/government/statistical-data-sets/veh05-licensed-heavy-goods-vehicles#registered-for-the-first-time">https://www.gov.uk/government/statistical-data-sets/veh05-licensed-heavy-goods-vehicle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54</text:p>
          </table:table-cell>
          <table:table-cell office:value-type="string" table:style-name="ce21">
            <text:p>Heavy goods vehicles registered for the first time by region, Great Britain from 2001; also United Kingdom from 2015</text:p>
          </table:table-cell>
          <table:table-cell office:value-type="string" table:style-name="ce22">
            <text:p><text:a xlink:href="https://www.gov.uk/government/statistical-data-sets/veh05-licensed-heavy-goods-vehicles#registered-for-the-first-time">https://www.gov.uk/government/statistical-data-sets/veh05-licensed-heavy-goods-vehicle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VEH0556</text:p>
          </table:table-cell>
          <table:table-cell office:value-type="string" table:style-name="ce21">
            <text:p>Heavy goods vehicles registered for the first time by gross vehicle weight (tonnes), Great Britain from 2001; also United Kingdom from 2015</text:p>
          </table:table-cell>
          <table:table-cell office:value-type="string" table:style-name="ce22">
            <text:p><text:a xlink:href="https://www.gov.uk/government/statistical-data-sets/veh05-licensed-heavy-goods-vehicles#registered-for-the-first-time">https://www.gov.uk/government/statistical-data-sets/veh05-licensed-heavy-goods-vehicle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Buses and Coaches</text:p>
          </table:table-cell>
          <table:table-cell office:value-type="string" table:style-name="ce20">
            <text:p>VEH0601</text:p>
          </table:table-cell>
          <table:table-cell office:value-type="string" table:style-name="ce21">
            <text:p>Licensed buses and coaches at the end of the year by body type, Great Britain from 1994; also United Kingdom from 2014</text:p>
          </table:table-cell>
          <table:table-cell office:value-type="string" table:style-name="ce22">
            <text:p><text:a xlink:href="https://www.gov.uk/government/statistical-data-sets/veh06-licensed-buses-and-coaches#licensed-vehicles">https://www.gov.uk/government/statistical-data-sets/veh06-licensed-buses-and-coach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Buses and Coaches</text:p>
          </table:table-cell>
          <table:table-cell office:value-type="string" table:style-name="ce20">
            <text:p>VEH0603</text:p>
          </table:table-cell>
          <table:table-cell office:value-type="string" table:style-name="ce21">
            <text:p>Licensed buses and coaches at the end of the year by propulsion / fueltype, Great Britain from 1994; also United Kingdom from 2014</text:p>
          </table:table-cell>
          <table:table-cell office:value-type="string" table:style-name="ce22">
            <text:p><text:a xlink:href="https://www.gov.uk/government/statistical-data-sets/veh06-licensed-buses-and-coaches#licensed-vehicles">https://www.gov.uk/government/statistical-data-sets/veh06-licensed-buses-and-coach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Buses and Coaches</text:p>
          </table:table-cell>
          <table:table-cell office:value-type="string" table:style-name="ce20">
            <text:p>VEH0604</text:p>
          </table:table-cell>
          <table:table-cell office:value-type="string" table:style-name="ce21">
            <text:p>Licensed buses and coaches at the end of the year by region, Great Britain from 1994; also United Kingdom from 2014</text:p>
          </table:table-cell>
          <table:table-cell office:value-type="string" table:style-name="ce22">
            <text:p><text:a xlink:href="https://www.gov.uk/government/statistical-data-sets/veh06-licensed-buses-and-coaches#licensed-vehicles">https://www.gov.uk/government/statistical-data-sets/veh06-licensed-buses-and-coach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Buses and Coaches</text:p>
          </table:table-cell>
          <table:table-cell office:value-type="string" table:style-name="ce20">
            <text:p>VEH0607</text:p>
          </table:table-cell>
          <table:table-cell office:value-type="string" table:style-name="ce21">
            <text:p>Licensed buses and coaches at the end of the year by number of years since first registration, Great Britain from 1994; also United Kingdom from 2014</text:p>
          </table:table-cell>
          <table:table-cell office:value-type="string" table:style-name="ce22">
            <text:p><text:a xlink:href="https://www.gov.uk/government/statistical-data-sets/veh06-licensed-buses-and-coaches#licensed-vehicles">https://www.gov.uk/government/statistical-data-sets/veh06-licensed-buses-and-coach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Licensed stock</text:p>
          </table:table-cell>
          <table:table-cell office:value-type="string" table:style-name="ce20">
            <text:p>Buses and Coaches</text:p>
          </table:table-cell>
          <table:table-cell office:value-type="string" table:style-name="ce20">
            <text:p>VEH0611</text:p>
          </table:table-cell>
          <table:table-cell office:value-type="string" table:style-name="ce21">
            <text:p>Licensed buses and coaches at the end of the year by year of first registration, Great Britain from 1994; also United Kingdom from 2014</text:p>
          </table:table-cell>
          <table:table-cell office:value-type="string" table:style-name="ce22">
            <text:p><text:a xlink:href="https://www.gov.uk/government/statistical-data-sets/veh06-licensed-buses-and-coaches#licensed-vehicles">https://www.gov.uk/government/statistical-data-sets/veh06-licensed-buses-and-coaches#licensed-vehicles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Buses and Coaches</text:p>
          </table:table-cell>
          <table:table-cell office:value-type="string" table:style-name="ce20">
            <text:p>VEH0651</text:p>
          </table:table-cell>
          <table:table-cell office:value-type="string" table:style-name="ce21">
            <text:p>Buses and coaches registered for the first time by body type, Great Britain from 2001; also United Kingdom from 2015</text:p>
          </table:table-cell>
          <table:table-cell office:value-type="string" table:style-name="ce22">
            <text:p><text:a xlink:href="https://www.gov.uk/government/statistical-data-sets/veh06-licensed-buses-and-coaches#registered-for-the-first-time">https://www.gov.uk/government/statistical-data-sets/veh06-licensed-buses-and-coache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Buses and Coaches</text:p>
          </table:table-cell>
          <table:table-cell office:value-type="string" table:style-name="ce20">
            <text:p>VEH0653</text:p>
          </table:table-cell>
          <table:table-cell office:value-type="string" table:style-name="ce21">
            <text:p>Buses and coaches registered for the first time by propulsion / fuel type, Great Britain from 2001; also United Kingdom from 2015</text:p>
          </table:table-cell>
          <table:table-cell office:value-type="string" table:style-name="ce22">
            <text:p><text:a xlink:href="https://www.gov.uk/government/statistical-data-sets/veh06-licensed-buses-and-coaches#registered-for-the-first-time">https://www.gov.uk/government/statistical-data-sets/veh06-licensed-buses-and-coache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New registrations</text:p>
          </table:table-cell>
          <table:table-cell office:value-type="string" table:style-name="ce20">
            <text:p>Buses and Coaches</text:p>
          </table:table-cell>
          <table:table-cell office:value-type="string" table:style-name="ce20">
            <text:p>VEH0654</text:p>
          </table:table-cell>
          <table:table-cell office:value-type="string" table:style-name="ce21">
            <text:p>Buses and coaches registered for the first time by region, Great Britain from 2001; also United Kingdom from 2015</text:p>
          </table:table-cell>
          <table:table-cell office:value-type="string" table:style-name="ce22">
            <text:p><text:a xlink:href="https://www.gov.uk/government/statistical-data-sets/veh06-licensed-buses-and-coaches#registered-for-the-first-time">https://www.gov.uk/government/statistical-data-sets/veh06-licensed-buses-and-coaches#registered-for-the-first-time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101</text:p>
          </table:table-cell>
          <table:table-cell office:value-type="string" table:style-name="ce21">
            <text:p>Practical driving and riding test pass rates by test class, quarterly, Great Britain: from April 2007<text:s/>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102</text:p>
          </table:table-cell>
          <table:table-cell office:value-type="string" table:style-name="ce21">
            <text:p>Theory driving and riding test pass rates by test class, quarterly, Great Britain: from April 2007<text:s/>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201</text:p>
          </table:table-cell>
          <table:table-cell office:value-type="string" table:style-name="ce21">
            <text:p>Practical car test pass rates by gender, monthly, Great Britain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202</text:p>
          </table:table-cell>
          <table:table-cell office:value-type="string" table:style-name="ce21">
            <text:p>Practical car test pass rates by number of attempts, annual summary, Great Britain: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203</text:p>
          </table:table-cell>
          <table:table-cell office:value-type="string" table:style-name="ce21">
            <text:p>Practical car test pass rates by age and gender, Great Britain: from April 2010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401</text:p>
          </table:table-cell>
          <table:table-cell office:value-type="string" table:style-name="ce21">
            <text:p>Practical motorcycle test (Module 1) pass rates by gender, monthly, Great Britain: from April 2009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403</text:p>
          </table:table-cell>
          <table:table-cell office:value-type="string" table:style-name="ce21">
            <text:p>Practical motorcycle test (Module 1) pass rates by age and gender, Great Britain: from April 2010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421</text:p>
          </table:table-cell>
          <table:table-cell office:value-type="string" table:style-name="ce21">
            <text:p>Practical motorcycle test (Module 2) pass rates by gender, monthly, Great Britain: from April 2009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423</text:p>
          </table:table-cell>
          <table:table-cell office:value-type="string" table:style-name="ce21">
            <text:p>Practical motorcycle test (Module 2) pass rates by age and gender, Great Britain: from April 2010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Annual (April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501</text:p>
          </table:table-cell>
          <table:table-cell office:value-type="string" table:style-name="ce21">
            <text:p>Practical large Good Vehicles (LGV) test pass rates by gender,monthly,Great Britain: from April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601</text:p>
          </table:table-cell>
          <table:table-cell office:value-type="string" table:style-name="ce21">
            <text:p>Practical passenger carrying vehicle (PCV) test pass rates by gender,monthly, Great Britain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701</text:p>
          </table:table-cell>
          <table:table-cell office:value-type="string" table:style-name="ce21">
            <text:p>Approved driving instructor Part 2 test pass rates by gender, monthly, Great Britain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Month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0721</text:p>
          </table:table-cell>
          <table:table-cell office:value-type="string" table:style-name="ce21">
            <text:p>Approved driving instructor Part 3 test pass rates by gender, monthly, Great Britain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Month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5201</text:p>
          </table:table-cell>
          <table:table-cell office:value-type="string" table:style-name="ce21">
            <text:p>Car theory test rates by gender,monthly,Great Britain: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5203</text:p>
          </table:table-cell>
          <table:table-cell office:value-type="string" table:style-name="ce21">
            <text:p>Theory car pass rates by gender and age of candidate, Great Britain: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5401</text:p>
          </table:table-cell>
          <table:table-cell office:value-type="string" table:style-name="ce21">
            <text:p>Theory bike tests rates by gender,monthly,Great Britain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5403</text:p>
          </table:table-cell>
          <table:table-cell office:value-type="string" table:style-name="ce21">
            <text:p>Theory bike test pass rates by ageand gender, Great Britain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5501</text:p>
          </table:table-cell>
          <table:table-cell office:value-type="string" table:style-name="ce21">
            <text:p>Theory large goods vehicles ( Category C LGV) test pass rates by gender, monthly, Great Briatain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5503</text:p>
          </table:table-cell>
          <table:table-cell office:value-type="string" table:style-name="ce21">
            <text:p>Theory LGV test pass rates by age and gender, Great Britain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Annual (June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5601</text:p>
          </table:table-cell>
          <table:table-cell office:value-type="string" table:style-name="ce21">
            <text:p>Theory passenger carrying vehicle (Category D PCV) test pass rates by gender, monthly, Great Britain 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5603</text:p>
          </table:table-cell>
          <table:table-cell office:value-type="string" table:style-name="ce21">
            <text:p>Theory LGV test pass rates by age and gender, Great Britain: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Annual <text:s/>(June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Test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DRT5701</text:p>
          </table:table-cell>
          <table:table-cell office:value-type="string" table:style-name="ce21">
            <text:p>Approved Driving instructor Part 1 test pass rates by gender, monthly, Great Britain; from April 2007</text:p>
          </table:table-cell>
          <table:table-cell office:value-type="string" table:style-name="ce22">
            <text:p><text:a xlink:href="https://www.gov.uk/government/statistical-data-sets/driving-test-statistics-drt">https://www.gov.uk/government/statistical-data-sets/driving-test-statistics-drt</text:a></text:p>
          </table:table-cell>
          <table:table-cell office:value-type="string" table:style-name="ce20">
            <text:p>Annual <text:s/>(June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Instructor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INS0101</text:p>
          </table:table-cell>
          <table:table-cell office:value-type="string" table:style-name="ce21">
            <text:p>Approved Driving Instructor Registrar Statistics: from April 2011</text:p>
          </table:table-cell>
          <table:table-cell office:value-type="string" table:style-name="ce22">
            <text:p><text:a xlink:href="https://www.gov.uk/government/statistical-data-sets/driving-instructor-statistics-ins">https://www.gov.uk/government/statistical-data-sets/driving-instructor-statistics-ins-of-approved-driving-instructors#table-ins0101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Instructor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INS0102</text:p>
          </table:table-cell>
          <table:table-cell office:value-type="string" table:style-name="ce21">
            <text:p>Grades of Approved Driving Instructors as recorded in their most recent check test: from April 2011</text:p>
          </table:table-cell>
          <table:table-cell office:value-type="string" table:style-name="ce22">
            <text:p><text:a xlink:href="https://www.gov.uk/government/statistical-data-sets/driving-instructor-statistics-ins">https://www.gov.uk/government/statistical-data-sets/driving-instructor-statistics-ins-of-approved-driving-instructors#table-ins0101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Instructor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INS0103</text:p>
          </table:table-cell>
          <table:table-cell office:value-type="string" table:style-name="ce21">
            <text:p>The number of PDI and Approved Driving Instructors by postcode area: from March 2011</text:p>
          </table:table-cell>
          <table:table-cell office:value-type="string" table:style-name="ce22">
            <text:p><text:a xlink:href="https://www.gov.uk/government/statistical-data-sets/driving-instructor-statistics-ins-of-approved-driving-instructors#table-ins0101">https://www.gov.uk/government/statistical-data-sets/driving-instructor-statistics-ins-of-approved-driving-instructors#table-ins0101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Instructor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INS0501</text:p>
          </table:table-cell>
          <table:table-cell office:value-type="string" table:style-name="ce21">
            <text:p>ATB Statutory Register: from April 2011</text:p>
          </table:table-cell>
          <table:table-cell office:value-type="string" table:style-name="ce22">
            <text:p><text:a xlink:href="https://www.gov.uk/government/statistical-data-sets/driving-instructor-statistics-ins-of-approved-driving-instructors#table-ins0101">https://www.gov.uk/government/statistical-data-sets/driving-instructor-statistics-ins-of-approved-driving-instructors#table-ins0101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Instructor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INS0502</text:p>
          </table:table-cell>
          <table:table-cell office:value-type="string" table:style-name="ce21">
            <text:p>Compulsory basic training (CBT), instructor standard checks, quarterly, Great Britain: from April 2011</text:p>
          </table:table-cell>
          <table:table-cell office:value-type="string" table:style-name="ce22">
            <text:p><text:a xlink:href="https://www.gov.uk/government/statistical-data-sets/driving-instructor-statistics-ins-of-approved-driving-instructors#table-ins0101">https://www.gov.uk/government/statistical-data-sets/driving-instructor-statistics-ins-of-approved-driving-instructors#table-ins0101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Instructor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INS0503</text:p>
          </table:table-cell>
          <table:table-cell office:value-type="string" table:style-name="ce21">
            <text:p>Compulsory basic training (CBT) statistics, quarterly, Great Britain: From April 2011</text:p>
          </table:table-cell>
          <table:table-cell office:value-type="string" table:style-name="ce22">
            <text:p><text:a xlink:href="https://www.gov.uk/government/statistical-data-sets/driving-instructor-statistics-ins-of-approved-driving-instructors#table-ins0101">https://www.gov.uk/government/statistical-data-sets/driving-instructor-statistics-ins-of-approved-driving-instructors#table-ins0101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Driving Instructors</text:p>
          </table:table-cell>
          <table:table-cell office:value-type="string" table:style-name="ce20">
            <text:p>Driving Tests and Instructor Statistics</text:p>
          </table:table-cell>
          <table:table-cell office:value-type="string" table:style-name="ce20">
            <text:p>INS0504</text:p>
          </table:table-cell>
          <table:table-cell office:value-type="string" table:style-name="ce21">
            <text:p>Incident statistics (Compulsory <text:s/>basic training and direct access scheme), quarterly, Great Britain: From October 2011</text:p>
          </table:table-cell>
          <table:table-cell office:value-type="string" table:style-name="ce22">
            <text:p><text:a xlink:href="https://www.gov.uk/government/statistical-data-sets/driving-instructor-statistics-ins-of-approved-driving-instructors#table-ins0101">https://www.gov.uk/government/statistical-data-sets/driving-instructor-statistics-ins-of-approved-driving-instructors#table-ins0101</text:a></text:p>
          </table:table-cell>
          <table:table-cell office:value-type="string" table:style-name="ce20">
            <text:p>Quarterly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Ownership, training and roadworthiness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NTS0207</text:p>
          </table:table-cell>
          <table:table-cell office:value-type="string" table:style-name="ce21">
            <text:p>Households with or without a motorcycle by household car availability: Great Britain, since 1995/97</text:p>
          </table:table-cell>
          <table:table-cell office:value-type="string" table:style-name="ce22">
            <text:p><text:a xlink:href="https://www.gov.uk/government/statistical-data-sets/nts02-driving-licence-holders#table-nts0207">https://www.gov.uk/government/statistical-data-sets/nts02-driving-licence-holders#table-nts0207</text:a></text:p>
          </table:table-cell>
          <table:table-cell office:value-type="string" table:style-name="ce20">
            <text:p>Annual (July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Ownership, training and roadworthiness</text:p>
          </table:table-cell>
          <table:table-cell office:value-type="string" table:style-name="ce20">
            <text:p>Motorcycles, scooters and mopeds</text:p>
          </table:table-cell>
          <table:table-cell office:value-type="string" table:style-name="ce20">
            <text:p>NTS0610</text:p>
          </table:table-cell>
          <table:table-cell office:value-type="string" table:style-name="ce21">
            <text:p>Motorcyclists by age: Great Britain</text:p>
          </table:table-cell>
          <table:table-cell office:value-type="string" table:style-name="ce22">
            <text:p><text:a xlink:href="https://www.gov.uk/government/statistical-data-sets/nts06-age-gender-and-modal-breakdown#table-nts0610">https://www.gov.uk/government/statistical-data-sets/nts06-age-gender-and-modal-breakdown#table-nts0610</text:a></text:p>
          </table:table-cell>
          <table:table-cell office:value-type="string" table:style-name="ce20">
            <text:p>Annual (July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MOT<text:s/></text:p>
          </table:table-cell>
          <table:table-cell office:value-type="string" table:style-name="ce20">
            <text:p>TSGB0908</text:p>
          </table:table-cell>
          <table:table-cell office:value-type="string" table:style-name="ce21">
            <text:p>Road Vehicle Testing scheme (MOT) test results, Great Britain annually from 2000/01</text:p>
          </table:table-cell>
          <table:table-cell office:value-type="string" table:style-name="ce22">
            <text:p><text:a xlink:href="https://www.gov.uk/government/statistical-data-sets/tsgb09-vehicles#table-tsgb0908">https://www.gov.uk/government/statistical-data-sets/tsgb09-vehicles#table-tsgb0908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MOT</text:p>
          </table:table-cell>
          <table:table-cell office:value-type="string" table:style-name="ce20">
            <text:p>TSGB0909</text:p>
          </table:table-cell>
          <table:table-cell office:value-type="string" table:style-name="ce21">
            <text:p>Road Vehicle Testing scheme (MOT) percentage of vehicles failing by type of defect, Great Britain, annually from 2007/08</text:p>
          </table:table-cell>
          <table:table-cell office:value-type="string" table:style-name="ce22">
            <text:p><text:a xlink:href="https://www.gov.uk/government/statistical-data-sets/tsgb09-vehicles#table-tsgb0909">https://www.gov.uk/government/statistical-data-sets/tsgb09-vehicles#table-tsgb0909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PSV</text:p>
          </table:table-cell>
          <table:table-cell office:value-type="string" table:style-name="ce20">
            <text:p>TSGB0910</text:p>
          </table:table-cell>
          <table:table-cell office:value-type="string" table:style-name="ce21">
            <text:p>Road Passenger Service vehicle testing scheme (PSV tests), Great Britain, annually from 1999/00</text:p>
          </table:table-cell>
          <table:table-cell office:value-type="string" table:style-name="ce22">
            <text:p><text:a xlink:href="https://www.gov.uk/government/statistical-data-sets/tsgb09-vehicles#table-tsgb0910">https://www.gov.uk/government/statistical-data-sets/tsgb09-vehicles#table-tsgb0910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TSGB0911</text:p>
          </table:table-cell>
          <table:table-cell office:value-type="string" table:style-name="ce21">
            <text:p>Goods vehicles over 3.5 tonnes testing scheme ( HGV Montor vehicles and Trailers), annually from 1999/00</text:p>
          </table:table-cell>
          <table:table-cell office:value-type="string" table:style-name="ce22">
            <text:p><text:a xlink:href="https://www.gov.uk/government/statistical-data-sets/tsgb09-vehicles#table-tsgb0911">https://www.gov.uk/government/statistical-data-sets/tsgb09-vehicles#table-tsgb0911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Heavy Goods Vehicles</text:p>
          </table:table-cell>
          <table:table-cell office:value-type="string" table:style-name="ce20">
            <text:p>TSGB0912</text:p>
          </table:table-cell>
          <table:table-cell office:value-type="string" table:style-name="ce21">
            <text:p>Trailer Tests by axle type, Great Britain, annually from 1999/00</text:p>
          </table:table-cell>
          <table:table-cell office:value-type="string" table:style-name="ce22">
            <text:p><text:a xlink:href="https://www.gov.uk/government/statistical-data-sets/tsgb09-vehicles#table-tsgb0912">https://www.gov.uk/government/statistical-data-sets/tsgb09-vehicles#table-tsgb0912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TSGB0913</text:p>
          </table:table-cell>
          <table:table-cell office:value-type="string" table:style-name="ce21">
            <text:p>Household car availability, Great Britain, since 1951</text:p>
          </table:table-cell>
          <table:table-cell office:value-type="string" table:style-name="ce22">
            <text:p><text:a xlink:href="https://www.gov.uk/government/statistical-data-sets/tsgb09-vehicles#table-tsgb0913-nts0205">https://www.gov.uk/government/statistical-data-sets/tsgb09-vehicles#table-tsgb0913-nts0205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TSGB0914</text:p>
          </table:table-cell>
          <table:table-cell office:value-type="string" table:style-name="ce21">
            <text:p>Household car ownership by region and area type:Great Britain, since 1995/97</text:p>
          </table:table-cell>
          <table:table-cell office:value-type="string" table:style-name="ce22">
            <text:p><text:a xlink:href="https://www.gov.uk/government/statistical-data-sets/tsgb09-vehicles#table-tsgb0914-nts9902">https://www.gov.uk/government/statistical-data-sets/tsgb09-vehicles#table-tsgb0914-nts9902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TSGB0915</text:p>
          </table:table-cell>
          <table:table-cell office:value-type="string" table:style-name="ce21">
            <text:p>Full car driving licence holders by age and gender, Great Britain, since 1975/76</text:p>
          </table:table-cell>
          <table:table-cell office:value-type="string" table:style-name="ce22">
            <text:p><text:a xlink:href="https://www.gov.uk/government/statistical-data-sets/tsgb09-vehicles#table-tsgb0915-nts0201">https://www.gov.uk/government/statistical-data-sets/tsgb09-vehicles#table-tsgb0915-nts0201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TSGB0916</text:p>
          </table:table-cell>
          <table:table-cell office:value-type="string" table:style-name="ce21">
            <text:p>Annual mileage of 4 wheeled cars by ownership and trip purpose: Great Britain, since 2002</text:p>
          </table:table-cell>
          <table:table-cell office:value-type="string" table:style-name="ce22">
            <text:p><text:a xlink:href="https://www.gov.uk/government/statistical-data-sets/tsgb09-vehicles#table-tsgb0915-nts0201">https://www.gov.uk/government/statistical-data-sets/tsgb09-vehicles#table-tsgb0915-nts0201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TSGB</text:p>
          </table:table-cell>
          <table:table-cell office:value-type="string" table:style-name="ce20">
            <text:p>Cars</text:p>
          </table:table-cell>
          <table:table-cell office:value-type="string" table:style-name="ce20">
            <text:p>TSGB0917</text:p>
          </table:table-cell>
          <table:table-cell office:value-type="string" table:style-name="ce21">
            <text:p>Car driving tests, Great Britain, annually from 1999/00</text:p>
          </table:table-cell>
          <table:table-cell office:value-type="string" table:style-name="ce22">
            <text:p><text:a xlink:href="https://www.gov.uk/government/statistical-data-sets/tsgb09-vehicles#table-tsgb0917">https://www.gov.uk/government/statistical-data-sets/tsgb09-vehicles#table-tsgb0917</text:a></text:p>
          </table:table-cell>
          <table:table-cell office:value-type="string" table:style-name="ce20">
            <text:p>Annual (December)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101</text:p>
          </table:table-cell>
          <table:table-cell office:value-type="string" table:style-name="ce21">
            <text:p>Rate of unlicensed vehicles in traffic, by tax class, Great Britain from 2007; including United Kingdom from 2015</text:p>
          </table:table-cell>
          <table:table-cell office:value-type="string" table:style-name="ce22">
            <text:p><text:a xlink:href="https://www.gov.uk/government/statistical-data-sets/vehicle-excise-duty-evasion-statistics-ved#unlicensed-vehicles-in-traffic-ved01">https://www.gov.uk/government/statistical-data-sets/vehicle-excise-duty-evasion-statistics-ved#unlicensed-vehicles-in-traffic-ved01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102</text:p>
          </table:table-cell>
          <table:table-cell office:value-type="string" table:style-name="ce21">
            <text:p>Rate of unlicensed vehicles in traffic, by tax class, Northern Ireland from 2007</text:p>
          </table:table-cell>
          <table:table-cell office:value-type="string" table:style-name="ce22">
            <text:p><text:a xlink:href="https://www.gov.uk/government/statistical-data-sets/vehicle-excise-duty-evasion-statistics-ved#unlicensed-vehicles-in-traffic-ved01">https://www.gov.uk/government/statistical-data-sets/vehicle-excise-duty-evasion-statistics-ved#unlicensed-vehicles-in-traffic-ved01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103</text:p>
          </table:table-cell>
          <table:table-cell office:value-type="string" table:style-name="ce21">
            <text:p>Rate of unlicensed vehicles in traffic, by region, Great Britain from 2007; including United Kingdom from 2015</text:p>
          </table:table-cell>
          <table:table-cell office:value-type="string" table:style-name="ce22">
            <text:p><text:a xlink:href="https://www.gov.uk/government/statistical-data-sets/vehicle-excise-duty-evasion-statistics-ved#unlicensed-vehicles-in-traffic-ved01">https://www.gov.uk/government/statistical-data-sets/vehicle-excise-duty-evasion-statistics-ved#unlicensed-vehicles-in-traffic-ved01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104</text:p>
          </table:table-cell>
          <table:table-cell office:value-type="string" table:style-name="ce21">
            <text:p>Rate of unlicensed vehicles in traffic, by road class, Great Britain from 2007</text:p>
          </table:table-cell>
          <table:table-cell office:value-type="string" table:style-name="ce22">
            <text:p><text:a xlink:href="https://www.gov.uk/government/statistical-data-sets/vehicle-excise-duty-evasion-statistics-ved#unlicensed-vehicles-in-traffic-ved01">https://www.gov.uk/government/statistical-data-sets/vehicle-excise-duty-evasion-statistics-ved#unlicensed-vehicles-in-traffic-ved01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201</text:p>
          </table:table-cell>
          <table:table-cell office:value-type="string" table:style-name="ce21">
            <text:p>Rate of unlicensed vehicles in active stock, by tax class, Great Britain from 2007; including United Kingdom from 2015</text:p>
          </table:table-cell>
          <table:table-cell office:value-type="string" table:style-name="ce22">
            <text:p><text:a xlink:href="https://www.gov.uk/government/statistical-data-sets/vehicle-excise-duty-evasion-statistics-ved#unlicensed-vehicles-in-active-stock-ved02">https://www.gov.uk/government/statistical-data-sets/vehicle-excise-duty-evasion-statistics-ved#unlicensed-vehicles-in-active-stock-ved02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202</text:p>
          </table:table-cell>
          <table:table-cell office:value-type="string" table:style-name="ce21">
            <text:p>Number of unlicensed vehicles in active stock, by tax class, Great Britain from 2007; including United Kingdom from 2015</text:p>
          </table:table-cell>
          <table:table-cell office:value-type="string" table:style-name="ce22">
            <text:p><text:a xlink:href="https://www.gov.uk/government/statistical-data-sets/vehicle-excise-duty-evasion-statistics-ved#unlicensed-vehicles-in-active-stock-ved02">https://www.gov.uk/government/statistical-data-sets/vehicle-excise-duty-evasion-statistics-ved#unlicensed-vehicles-in-active-stock-ved02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301</text:p>
          </table:table-cell>
          <table:table-cell office:value-type="string" table:style-name="ce21">
            <text:p>Revenue lost from unlicensed vehicles in Great Britain from 2007/8; including United Kingdom from 2015/16</text:p>
          </table:table-cell>
          <table:table-cell office:value-type="string" table:style-name="ce22">
            <text:p><text:a xlink:href="https://www.gov.uk/government/statistical-data-sets/vehicle-excise-duty-evasion-statistics-ved#lost-revenue-from-unlicensed-vehicles-ved03">https://www.gov.uk/government/statistical-data-sets/vehicle-excise-duty-evasion-statistics-ved#lost-revenue-from-unlicensed-vehicles-ved03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401</text:p>
          </table:table-cell>
          <table:table-cell office:value-type="string" table:style-name="ce21">
            <text:p>Unlicensed vehicles observed in latest survey, by last licensing activity and tax class</text:p>
          </table:table-cell>
          <table:table-cell office:value-type="string" table:style-name="ce22">
            <text:p><text:a xlink:href="https://www.gov.uk/government/statistical-data-sets/vehicle-excise-duty-evasion-statistics-ved#observed-unlicensed-vehicles-ved04">https://www.gov.uk/government/statistical-data-sets/vehicle-excise-duty-evasion-statistics-ved#observed-unlicensed-vehicles-ved04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402</text:p>
          </table:table-cell>
          <table:table-cell office:value-type="string" table:style-name="ce21">
            <text:p>Unlicensed vehicles observed in latest survey, by period unlicensed1 and tax class</text:p>
          </table:table-cell>
          <table:table-cell office:value-type="string" table:style-name="ce22">
            <text:p><text:a xlink:href="https://www.gov.uk/government/statistical-data-sets/vehicle-excise-duty-evasion-statistics-ved#observed-unlicensed-vehicles-ved04">https://www.gov.uk/government/statistical-data-sets/vehicle-excise-duty-evasion-statistics-ved#observed-unlicensed-vehicles-ved04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403</text:p>
          </table:table-cell>
          <table:table-cell office:value-type="string" table:style-name="ce21">
            <text:p>Unlicensed vehicles observed in latest survey, by age of vehicle and tax class</text:p>
          </table:table-cell>
          <table:table-cell office:value-type="string" table:style-name="ce22">
            <text:p><text:a xlink:href="https://www.gov.uk/government/statistical-data-sets/vehicle-excise-duty-evasion-statistics-ved#observed-unlicensed-vehicles-ved04">https://www.gov.uk/government/statistical-data-sets/vehicle-excise-duty-evasion-statistics-ved#observed-unlicensed-vehicles-ved04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404</text:p>
          </table:table-cell>
          <table:table-cell office:value-type="string" table:style-name="ce21">
            <text:p>Unlicensed vehicles observed in latest survey, by type of registered keeper and tax class</text:p>
          </table:table-cell>
          <table:table-cell office:value-type="string" table:style-name="ce22">
            <text:p><text:a xlink:href="https://www.gov.uk/government/statistical-data-sets/vehicle-excise-duty-evasion-statistics-ved#observed-unlicensed-vehicles-ved04">https://www.gov.uk/government/statistical-data-sets/vehicle-excise-duty-evasion-statistics-ved#observed-unlicensed-vehicles-ved04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405</text:p>
          </table:table-cell>
          <table:table-cell office:value-type="string" table:style-name="ce21">
            <text:p>Unlicensed vehicles observed in latest survey, by whether changed hands recently</text:p>
          </table:table-cell>
          <table:table-cell office:value-type="string" table:style-name="ce22">
            <text:p><text:a xlink:href="https://www.gov.uk/government/statistical-data-sets/vehicle-excise-duty-evasion-statistics-ved#observed-unlicensed-vehicles-ved04">https://www.gov.uk/government/statistical-data-sets/vehicle-excise-duty-evasion-statistics-ved#observed-unlicensed-vehicles-ved04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501</text:p>
          </table:table-cell>
          <table:table-cell office:value-type="string" table:style-name="ce21">
            <text:p>Survey size by country and tax class from 2007</text:p>
          </table:table-cell>
          <table:table-cell office:value-type="string" table:style-name="ce22">
            <text:p><text:a xlink:href="https://www.gov.uk/government/statistical-data-sets/vehicle-excise-duty-evasion-statistics-ved#tax-value-and-mileage-data-ved05">https://www.gov.uk/government/statistical-data-sets/vehicle-excise-duty-evasion-statistics-ved#tax-value-and-mileage-data-ved05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502</text:p>
          </table:table-cell>
          <table:table-cell office:value-type="string" table:style-name="ce21">
            <text:p>Relative mileage of unlicensed vehicles in Great Britain from 2007; including United Kingdom from 2015</text:p>
          </table:table-cell>
          <table:table-cell office:value-type="string" table:style-name="ce22">
            <text:p><text:a xlink:href="https://www.gov.uk/government/statistical-data-sets/vehicle-excise-duty-evasion-statistics-ved#tax-value-and-mileage-data-ved05">https://www.gov.uk/government/statistical-data-sets/vehicle-excise-duty-evasion-statistics-ved#tax-value-and-mileage-data-ved05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style-name="ro2">
          <table:table-cell office:value-type="string" table:style-name="ce20">
            <text:p>Vehicle Excise Duty Evasion<text:s/></text:p>
          </table:table-cell>
          <table:table-cell office:value-type="string" table:style-name="ce20">
            <text:p>All vehicles</text:p>
          </table:table-cell>
          <table:table-cell office:value-type="string" table:style-name="ce20">
            <text:p>VED0503</text:p>
          </table:table-cell>
          <table:table-cell office:value-type="string" table:style-name="ce21">
            <text:p>Average licence values by tax class, Great Britain from 2007/8</text:p>
          </table:table-cell>
          <table:table-cell office:value-type="string" table:style-name="ce22">
            <text:p><text:a xlink:href="https://www.gov.uk/government/statistical-data-sets/vehicle-excise-duty-evasion-statistics-ved#tax-value-and-mileage-data-ved05">https://www.gov.uk/government/statistical-data-sets/vehicle-excise-duty-evasion-statistics-ved#tax-value-and-mileage-data-ved05</text:a></text:p>
          </table:table-cell>
          <table:table-cell office:value-type="string" table:style-name="ce20">
            <text:p>Biennial</text:p>
          </table:table-cell>
          <table:table-cell table:style-name="ce23"/>
          <table:table-cell table:number-columns-repeated="16377" table:style-name="ce15"/>
        </table:table-row>
        <table:table-row table:number-rows-repeated="141" table:style-name="ro3">
          <table:table-cell table:number-columns-repeated="3" table:style-name="ce24"/>
          <table:table-cell table:style-name="ce25"/>
          <table:table-cell table:style-name="ce26"/>
          <table:table-cell table:style-name="ce24"/>
          <table:table-cell table:style-name="ce27"/>
          <table:table-cell table:number-columns-repeated="249" table:style-name="ce3"/>
          <table:table-cell table:number-columns-repeated="16128" table:style-name="ce1"/>
        </table:table-row>
        <table:table-row table:number-rows-repeated="5" table:style-name="ro4">
          <table:table-cell table:number-columns-repeated="3" table:style-name="ce24"/>
          <table:table-cell table:style-name="ce25"/>
          <table:table-cell table:style-name="ce26"/>
          <table:table-cell table:style-name="ce24"/>
          <table:table-cell table:style-name="ce27"/>
          <table:table-cell table:number-columns-repeated="248" table:style-name="ce3"/>
          <table:table-cell table:number-columns-repeated="16129" table:style-name="ce28"/>
        </table:table-row>
        <table:table-row table:number-rows-repeated="1048278" table:style-name="ro5">
          <table:table-cell table:number-columns-repeated="16384"/>
        </table:table-row>
        <table:named-expressions>
          <table:named-range table:name="Print_Area" table:cell-range-address="Index.$A$1:Index.$H$153" table:base-cell-address="Index.$A$1"/>
          <table:named-range table:name="Print_Titles" table:cell-range-address="Index.$A$9:Index.$XFD$9" table:base-cell-address="Index.$A$1"/>
        </table:named-expressions>
      </table:table>
      <table:database-ranges>
        <table:database-range table:target-range-address="Index.A99:Index.F23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font-name="Arial" style:font-name-asian="Arial" style:font-name-complex="Arial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portrait" style:print-page-order="ttb" style:first-page-number="continue" style:scale-to="54%" style:table-centering="none" style:print="objects charts drawings"/>
      <style:header-style>
        <style:header-footer-properties fo:min-height="0.748031496062992in" fo:margin-left="0.393700787401575in" fo:margin-right="0.393700787401575in" fo:margin-bottom="0in"/>
      </style:header-style>
      <style:footer-style>
        <style:header-footer-properties fo:min-height="0.354330708661417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eremy Grove</meta:initial-creator>
    <dc:creator>Thomas Parry</dc:creator>
    <meta:creation-date>2016-04-11T14:34:32Z</meta:creation-date>
    <dc:date>2020-09-14T15:54:41Z</dc:date>
    <meta:print-date>2017-04-05T14:11:30Z</meta:print-date>
  </office:meta>
</office:document-meta>
</file>